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26539" officeooo:paragraph-rsid="0012653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56c0e" officeooo:paragraph-rsid="00156c0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62522" officeooo:paragraph-rsid="0016252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officeooo:rsid="00156c0e" officeooo:paragraph-rsid="00156c0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62522" officeooo:paragraph-rsid="0016252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17b915" officeooo:paragraph-rsid="0017b915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MS.py Design Document</text:p>
      <text:p text:style-name="P1"/>
      <text:p text:style-name="P2">Author: William Kerrr</text:p>
      <text:p text:style-name="P2"/>
      <text:p text:style-name="P4">Introduction: </text:p>
      <text:p text:style-name="P2"/>
      <text:p text:style-name="P3">The Battery Management System (BMS) has a Programmable Logic Controller (PLC) in it. It can be used to monitor things such as charge dissipated, voltage levels of each individual cell, etc.</text:p>
      <text:p text:style-name="P3"/>
      <text:p text:style-name="P3">The internal PLC can be monitored using a USB interface.</text:p>
      <text:p text:style-name="P3"/>
      <text:p text:style-name="P5">Classes:</text:p>
      <text:p text:style-name="P3"/>
      <text:p text:style-name="P6">BMSStatistic:</text:p>
      <text:p text:style-name="P6"/>
      <text:p text:style-name="P6">contains all statistics.</text:p>
      <text:p text:style-name="P5">Initialization: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3:25:07.718000000</meta:creation-date>
    <dc:date>2019-08-21T12:54:23.374000000</dc:date>
    <meta:editing-duration>PT18H24M37S</meta:editing-duration>
    <meta:editing-cycles>6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9" meta:word-count="54" meta:character-count="362" meta:non-whitespace-character-count="316"/>
  </office:meta>
</office:document-meta>
</file>